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aramond" svg:font-family="Garamond" style:font-family-generic="roman"/>
    <style:font-face style:name="Garamond1" svg:font-family="Garamond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cm" style:contextual-spacing="false" fo:text-align="center" style:justify-single-word="false" fo:break-before="page"/>
      <style:text-properties style:font-name="Garamond" fo:font-size="18pt" style:font-size-asian="18pt" style:font-size-complex="18pt"/>
    </style:style>
    <style:style style:name="P2" style:family="paragraph" style:parent-style-name="Standard">
      <loext:graphic-properties draw:fill-hatch-name="hatch"/>
      <style:paragraph-properties fo:margin-left="0.499cm" fo:margin-right="0cm" fo:margin-top="0cm" fo:margin-bottom="0.101cm" style:contextual-spacing="false" fo:text-align="start" style:justify-single-word="false" fo:text-indent="-0.499cm" style:auto-text-indent="false"/>
      <style:text-properties style:font-name="Garamond" fo:font-size="10pt" officeooo:paragraph-rsid="00090573" style:font-name-asian="Garamond" style:font-size-asian="10pt" style:font-size-complex="10pt"/>
    </style:style>
    <style:style style:name="P3" style:family="paragraph" style:parent-style-name="Standard">
      <loext:graphic-properties draw:fill-hatch-name="hatch"/>
      <style:paragraph-properties fo:margin-left="0.499cm" fo:margin-right="0cm" fo:margin-top="0cm" fo:margin-bottom="0.101cm" style:contextual-spacing="false" fo:text-align="start" style:justify-single-word="false" fo:text-indent="-0.499cm" style:auto-text-indent="false"/>
      <style:text-properties officeooo:paragraph-rsid="00090573"/>
    </style:style>
    <style:style style:name="P4" style:family="paragraph" style:parent-style-name="Heading_20_3">
      <style:text-properties style:font-name="Garamond"/>
    </style:style>
    <style:style style:name="P5" style:family="paragraph" style:parent-style-name="Heading_20_4">
      <loext:graphic-properties draw:fill-hatch-name="hatch"/>
      <style:paragraph-properties fo:margin-top="0cm" fo:margin-bottom="0.15cm" style:contextual-spacing="false" fo:text-align="justify" style:justify-single-word="false"/>
      <style:text-properties fo:font-variant="normal" fo:text-transform="none" fo:color="#3465a4" loext:opacity="100%" style:font-name="Garamond" fo:font-size="10pt" fo:letter-spacing="normal" fo:language="en" fo:country="GB" fo:font-style="normal" style:text-underline-style="none" fo:font-weight="normal" officeooo:rsid="00addeea" officeooo:paragraph-rsid="008b4159" style:letter-kerning="true" style:font-name-asian="Garamond" style:font-size-asian="10pt" style:language-asian="zh" style:country-asian="CN" style:font-style-asian="normal" style:font-weight-asian="normal" style:font-name-complex="Arial" style:font-size-complex="10pt" style:language-complex="hi" style:country-complex="IN" style:font-weight-complex="normal"/>
    </style:style>
    <style:style style:name="P6" style:family="paragraph" style:parent-style-name="Heading_20_4">
      <loext:graphic-properties draw:fill-hatch-name="hatch"/>
      <style:paragraph-properties fo:margin-top="0cm" fo:margin-bottom="0.15cm" style:contextual-spacing="false" fo:text-align="justify" style:justify-single-word="false"/>
      <style:text-properties style:font-name="Garamond" fo:font-size="10pt" style:text-underline-style="none" officeooo:paragraph-rsid="008b4159" style:font-name-asian="Garamond" style:font-size-asian="10pt" style:font-size-complex="10pt"/>
    </style:style>
    <style:style style:name="P7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.15cm" style:contextual-spacing="false" fo:text-align="justify" style:justify-single-word="false" fo:text-indent="-0.499cm" style:auto-text-indent="false" style:page-number="auto" fo:background-color="transparent">
        <style:tab-stops>
          <style:tab-stop style:position="3.307cm"/>
        </style:tab-stops>
      </style:paragraph-properties>
      <style:text-properties style:font-name="Garamond" fo:font-size="10pt" officeooo:rsid="00f6241a" officeooo:paragraph-rsid="00a65616" style:font-name-asian="Garamond" style:font-size-asian="10pt" style:font-size-complex="10pt"/>
    </style:style>
    <style:style style:name="P8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.15cm" style:contextual-spacing="false" fo:text-align="justify" style:justify-single-word="false" fo:text-indent="-0.499cm" style:auto-text-indent="false" style:page-number="auto" fo:background-color="transparent">
        <style:tab-stops>
          <style:tab-stop style:position="3.307cm"/>
        </style:tab-stops>
      </style:paragraph-properties>
      <style:text-properties style:font-name="Garamond" fo:font-size="10pt" officeooo:rsid="00abaa50" officeooo:paragraph-rsid="00a65616" style:font-name-asian="Garamond" style:font-size-asian="10pt" style:font-size-complex="10pt"/>
    </style:style>
    <style:style style:name="P9" style:family="paragraph" style:parent-style-name="Standard">
      <loext:graphic-properties draw:fill="none" draw:fill-hatch-name="hatch"/>
      <style:paragraph-properties fo:margin-left="0.499cm" fo:margin-right="0cm" fo:margin-top="0cm" fo:margin-bottom="0.15cm" style:contextual-spacing="false" fo:text-align="justify" style:justify-single-word="false" fo:text-indent="-0.499cm" style:auto-text-indent="false" fo:background-color="transparent">
        <style:tab-stops>
          <style:tab-stop style:position="3.307cm"/>
        </style:tab-stops>
      </style:paragraph-properties>
      <style:text-properties style:font-name="Garamond" fo:font-size="10pt" officeooo:paragraph-rsid="00a65616" style:font-name-asian="Garamond" style:font-size-asian="10pt" style:font-size-complex="10pt"/>
    </style:style>
    <style:style style:name="P10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.15cm" style:contextual-spacing="false" fo:text-align="justify" style:justify-single-word="false" fo:text-indent="-0.499cm" style:auto-text-indent="false" style:page-number="auto" fo:background-color="transparent">
        <style:tab-stops>
          <style:tab-stop style:position="3.307cm"/>
        </style:tab-stops>
      </style:paragraph-properties>
      <style:text-properties style:font-name="Garamond" officeooo:paragraph-rsid="00a65616"/>
    </style:style>
    <style:style style:name="P11" style:family="paragraph" style:parent-style-name="Standard">
      <loext:graphic-properties draw:fill-hatch-name="hatch"/>
      <style:paragraph-properties fo:margin-left="2.499cm" fo:margin-right="0cm" fo:margin-top="0cm" fo:margin-bottom="0.15cm" style:contextual-spacing="false" fo:text-align="justify" style:justify-single-word="false" fo:text-indent="-2.499cm" style:auto-text-indent="false"/>
      <style:text-properties style:font-name="Garamond" fo:font-size="10pt" officeooo:paragraph-rsid="00090573" style:font-name-asian="Garamond" style:font-size-asian="10pt" style:font-size-complex="10pt"/>
    </style:style>
    <style:style style:name="P12" style:family="paragraph" style:parent-style-name="Standard" style:master-page-name="">
      <loext:graphic-properties draw:fill="none" draw:fill-hatch-name="hatch"/>
      <style:paragraph-properties fo:margin-left="2.499cm" fo:margin-right="0cm" fo:margin-top="0cm" fo:margin-bottom="0.15cm" style:contextual-spacing="false" fo:text-align="justify" style:justify-single-word="false" fo:text-indent="-2.499cm" style:auto-text-indent="false" style:page-number="auto" fo:background-color="transparent"/>
      <style:text-properties style:font-name="Garamond" fo:font-size="10pt" officeooo:paragraph-rsid="00090573" style:font-name-asian="Garamond" style:font-size-asian="10pt" style:font-size-complex="10pt"/>
    </style:style>
    <style:style style:name="P13" style:family="paragraph" style:parent-style-name="Standard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fo:background-color="transparent" style:writing-mode="lr-tb"/>
      <style:text-properties officeooo:paragraph-rsid="00a90de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loext:opacity="0%" officeooo:paragraph-rsid="0054d036"/>
    </style:style>
    <style:style style:name="P15" style:family="paragraph" style:parent-style-name="Text_20_body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fo:background-color="transparent" style:writing-mode="lr-tb"/>
      <style:text-properties officeooo:paragraph-rsid="0053d5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master-page-name="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style:page-number="auto" fo:background-color="transparent" style:snap-to-layout-grid="false" style:writing-mode="lr-tb">
        <style:tab-stops/>
      </style:paragraph-properties>
      <style:text-properties style:font-name="Garamond" fo:font-size="10pt" officeooo:paragraph-rsid="00a90de4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fo:background-color="transparent" style:writing-mode="lr-tb"/>
      <style:text-properties style:font-name="Garamond" fo:font-size="10pt" officeooo:paragraph-rsid="00a90de4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fo:background-color="transparent" style:writing-mode="lr-tb"/>
      <style:text-properties style:font-name="Garamond" fo:font-size="10pt" officeooo:paragraph-rsid="005312c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top="0cm" fo:margin-bottom="0.15cm" style:contextual-spacing="false" fo:line-height="115%" fo:text-align="justify" style:justify-single-word="false" fo:orphans="2" fo:widows="2" fo:hyphenation-ladder-count="no-limit" fo:hyphenation-keep="auto" loext:hyphenation-keep-type="column" fo:background-color="transparent" style:writing-mode="lr-tb"/>
      <style:text-properties officeooo:paragraph-rsid="005b8f8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Horizontal_20_Line">
      <style:text-properties style:use-window-font-color="true" loext:opacity="0%" style:font-name="Garamond" fo:font-size="10pt" fo:language="en" fo:country="GB" fo:font-style="normal" officeooo:paragraph-rsid="00090573" style:font-name-asian="Garamond" style:font-size-asian="10pt" style:font-style-asian="normal" style:font-name-complex="Arial" style:font-size-complex="10pt" style:font-style-complex="normal"/>
    </style:style>
    <style:style style:name="T1" style:family="text">
      <style:text-properties fo:language="en" fo:country="GB" fo:font-weight="bold" style:font-weight-asian="bold" style:font-name-complex="Arial"/>
    </style:style>
    <style:style style:name="T2" style:family="text">
      <style:text-properties fo:language="en" fo:country="GB" fo:font-weight="bold" officeooo:rsid="00aae295" style:font-weight-asian="bold" style:font-name-complex="Arial"/>
    </style:style>
    <style:style style:name="T3" style:family="text">
      <style:text-properties fo:language="en" fo:country="GB" fo:font-weight="bold" officeooo:rsid="0013bb6d" style:font-weight-asian="bold" style:font-name-complex="Arial"/>
    </style:style>
    <style:style style:name="T4" style:family="text">
      <style:text-properties fo:language="en" fo:country="GB" style:font-name-complex="Arial"/>
    </style:style>
    <style:style style:name="T5" style:family="text">
      <style:text-properties officeooo:rsid="00a65616"/>
    </style:style>
    <style:style style:name="T6" style:family="text">
      <style:text-properties officeooo:rsid="00697d25"/>
    </style:style>
    <style:style style:name="T7" style:family="text">
      <style:text-properties officeooo:rsid="00a6b90f"/>
    </style:style>
    <style:style style:name="T8" style:family="text">
      <style:text-properties style:use-window-font-color="true" loext:opacity="0%" fo:font-family="Garamond" style:font-family-generic="roman" style:font-pitch="variable" officeooo:rsid="00a65616" style:font-family-asian="Garamond" style:font-family-generic-asian="system" style:font-pitch-asian="variable" style:font-family-complex="Arial" style:font-family-generic-complex="system" style:font-pitch-complex="variable"/>
    </style:style>
    <style:style style:name="T9" style:family="text">
      <style:text-properties style:use-window-font-color="true" loext:opacity="0%" fo:font-family="Garamond" style:font-family-generic="roman" style:font-pitch="variable" style:font-family-asian="Garamond" style:font-family-generic-asian="system" style:font-pitch-asian="variable" style:font-family-complex="Arial" style:font-family-generic-complex="system" style:font-pitch-complex="variable"/>
    </style:style>
    <style:style style:name="T10" style:family="text">
      <style:text-properties style:use-window-font-color="true" loext:opacity="0%" fo:font-family="Garamond" style:font-family-generic="roman" style:font-pitch="variable" officeooo:rsid="00a6b90f" style:font-family-asian="Garamond" style:font-family-generic-asian="system" style:font-pitch-asian="variable" style:font-family-complex="Arial" style:font-family-generic-complex="system" style:font-pitch-complex="variable"/>
    </style:style>
    <style:style style:name="T11" style:family="text">
      <style:text-properties style:use-window-font-color="true" loext:opacity="0%" fo:font-family="Garamond" style:font-family-generic="roman" style:font-pitch="variable" officeooo:rsid="00a7a475" style:font-family-asian="Garamond" style:font-family-generic-asian="system" style:font-pitch-asian="variable" style:font-family-complex="Arial" style:font-family-generic-complex="system" style:font-pitch-complex="variable"/>
    </style:style>
    <style:style style:name="T12" style:family="text">
      <style:text-properties fo:font-variant="normal" fo:text-transform="none" fo:color="#3465a4" loext:opacity="100%" fo:letter-spacing="normal" fo:language="en" fo:country="GB" fo:font-style="normal" fo:font-weight="normal" officeooo:rsid="00addeea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13" style:family="text">
      <style:text-properties fo:font-variant="normal" fo:text-transform="none" fo:color="#3465a4" loext:opacity="100%" fo:letter-spacing="normal" fo:language="en" fo:country="GB" fo:font-style="normal" fo:font-weight="normal" officeooo:rsid="00f9d707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14" style:family="text">
      <style:text-properties fo:font-variant="normal" fo:text-transform="none" fo:color="#3465a4" loext:opacity="100%" fo:letter-spacing="normal" fo:language="en" fo:country="GB" fo:font-style="normal" fo:font-weight="normal" officeooo:rsid="00a35568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15" style:family="text">
      <style:text-properties fo:font-variant="normal" fo:text-transform="none" style:use-window-font-color="true" loext:opacity="0%" fo:letter-spacing="normal" fo:language="en" fo:country="GB" fo:font-style="normal" fo:font-weight="normal" officeooo:rsid="00f9d707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16" style:family="text">
      <style:text-properties fo:color="#3465a4" loext:opacity="100%" fo:language="en" fo:country="GB" style:font-name-complex="Arial"/>
    </style:style>
    <style:style style:name="T17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abaa50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18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bold" officeooo:rsid="00ae89c0" style:letter-kerning="true" style:language-asian="zh" style:country-asian="CN" style:font-style-asian="normal" style:font-weight-asian="bold" style:font-name-complex="Arial" style:language-complex="hi" style:country-complex="IN" style:font-weight-complex="bold"/>
    </style:style>
    <style:style style:name="T19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bold" officeooo:rsid="00abaa50" style:letter-kerning="true" style:language-asian="zh" style:country-asian="CN" style:font-style-asian="normal" style:font-weight-asian="bold" style:font-name-complex="Arial" style:language-complex="hi" style:country-complex="IN" style:font-weight-complex="bold"/>
    </style:style>
    <style:style style:name="T20" style:family="text">
      <style:text-properties fo:font-variant="normal" fo:text-transform="none" style:use-window-font-color="true" loext:opacity="0%" fo:letter-spacing="normal" fo:language="en" fo:country="GB" fo:font-style="normal" style:text-underline-style="none" fo:font-weight="normal" officeooo:rsid="00f72233" style:letter-kerning="true" style:language-asian="zh" style:country-asian="CN" style:font-style-asian="normal" style:font-weight-asian="normal" style:font-name-complex="Arial" style:language-complex="hi" style:country-complex="IN" style:font-weight-complex="normal"/>
    </style:style>
    <style:style style:name="T21" style:family="text">
      <style:text-properties fo:language="en" fo:country="GB" fo:font-weight="bold" officeooo:rsid="0093c92f" style:font-weight-asian="bold" style:font-name-complex="Arial" style:font-weight-complex="bold"/>
    </style:style>
    <style:style style:name="T22" style:family="text">
      <style:text-properties fo:language="en" fo:country="GB" fo:font-weight="normal" officeooo:rsid="0093c92f" style:font-weight-asian="normal" style:font-name-complex="Arial"/>
    </style:style>
    <style:style style:name="T23" style:family="text">
      <style:text-properties fo:language="en" fo:country="GB" fo:font-style="normal" fo:font-weight="normal" officeooo:rsid="002dfe7d" style:font-style-asian="normal" style:font-weight-asian="normal" style:font-name-complex="Arial" style:font-style-complex="normal"/>
    </style:style>
    <style:style style:name="T24" style:family="text">
      <style:text-properties fo:language="en" fo:country="GB" fo:font-weight="normal" officeooo:rsid="009524d6" style:font-weight-asian="normal" style:font-name-complex="Arial"/>
    </style:style>
    <style:style style:name="T25" style:family="text">
      <style:text-properties style:use-window-font-color="true" loext:opacity="0%" fo:language="en" fo:country="GB" style:text-underline-style="none" fo:font-weight="normal" officeooo:rsid="0093c92f" style:letter-kerning="true" style:language-asian="zh" style:country-asian="CN" style:font-weight-asian="normal" style:font-name-complex="Arial" style:language-complex="hi" style:country-complex="IN" style:font-weight-complex="normal"/>
    </style:style>
    <style:style style:name="T26" style:family="text">
      <style:text-properties fo:language="en" fo:country="GB" fo:font-weight="normal" officeooo:rsid="009b09a2" style:font-weight-asian="normal" style:font-name-complex="Arial"/>
    </style:style>
    <style:style style:name="T27" style:family="text">
      <style:text-properties fo:language="en" fo:country="GB" fo:font-weight="normal" officeooo:rsid="0094789d" style:font-weight-asian="normal" style:font-name-complex="Arial"/>
    </style:style>
    <style:style style:name="T28" style:family="text">
      <style:text-properties fo:language="en" fo:country="GB" fo:font-weight="normal" officeooo:rsid="02e54a05" style:font-weight-asian="normal" style:font-name-complex="Arial"/>
    </style:style>
    <style:style style:name="T29" style:family="text">
      <style:text-properties fo:language="en" fo:country="GB" fo:font-weight="normal" officeooo:rsid="00a65616" style:font-weight-asian="normal" style:font-name-complex="Arial"/>
    </style:style>
    <style:style style:name="T30" style:family="text">
      <style:text-properties fo:color="#3465a4" loext:opacity="100%" fo:language="en" fo:country="GB" officeooo:rsid="0093c92f" style:font-name-complex="Arial"/>
    </style:style>
    <style:style style:name="T31" style:family="text">
      <style:text-properties style:use-window-font-color="true" loext:opacity="0%" fo:language="en" fo:country="GB" fo:font-weight="bold" officeooo:rsid="0093c92f" style:font-weight-asian="bold" style:font-name-complex="Arial" style:font-weight-complex="bold"/>
    </style:style>
    <style:style style:name="T32" style:family="text">
      <style:text-properties style:use-window-font-color="true" loext:opacity="0%" fo:language="en" fo:country="GB" fo:font-weight="normal" officeooo:rsid="0093c92f" style:font-weight-asian="normal" style:font-name-complex="Arial"/>
    </style:style>
    <style:style style:name="T33" style:family="text">
      <style:text-properties style:use-window-font-color="true" loext:opacity="0%" fo:language="en" fo:country="GB" fo:font-weight="normal" officeooo:rsid="00a65616" style:letter-kerning="true" style:language-asian="zh" style:country-asian="CN" style:font-weight-asian="normal" style:font-name-complex="Arial" style:language-complex="hi" style:country-complex="IN"/>
    </style:style>
    <style:style style:name="T34" style:family="text">
      <style:text-properties style:use-window-font-color="true" loext:opacity="0%" fo:language="en" fo:country="GB" fo:font-weight="normal" officeooo:rsid="0098b7e9" style:letter-kerning="true" style:language-asian="zh" style:country-asian="CN" style:font-weight-asian="normal" style:font-name-complex="Arial" style:language-complex="hi" style:country-complex="IN"/>
    </style:style>
    <style:style style:name="T35" style:family="text">
      <style:text-properties style:use-window-font-color="true" loext:opacity="0%" fo:language="en" fo:country="GB" style:font-name-complex="Arial"/>
    </style:style>
    <style:style style:name="T36" style:family="text">
      <style:text-properties style:use-window-font-color="true" loext:opacity="0%" fo:language="en" fo:country="GB" fo:font-weight="bold" officeooo:rsid="010c5fc8" style:font-weight-asian="bold" style:font-name-complex="Arial" style:font-weight-complex="bold"/>
    </style:style>
    <style:style style:name="T37" style:family="text">
      <style:text-properties style:use-window-font-color="true" loext:opacity="0%" fo:language="en" fo:country="GB" fo:font-weight="bold" style:font-weight-asian="bold" style:font-name-complex="Arial"/>
    </style:style>
    <style:style style:name="T38" style:family="text">
      <style:text-properties style:use-window-font-color="true" loext:opacity="0%" fo:language="en" fo:country="GB" officeooo:rsid="00a65616" style:font-name-complex="Arial"/>
    </style:style>
    <style:style style:name="T39" style:family="text">
      <style:text-properties fo:color="#3465a4" loext:opacity="100%" fo:font-size="10pt" fo:language="en" fo:country="GB" style:font-name-asian="Garamond" style:font-size-asian="10pt" style:font-name-complex="Arial" style:font-size-complex="10pt"/>
    </style:style>
    <style:style style:name="T40" style:family="text">
      <style:text-properties style:use-window-font-color="true" loext:opacity="0%" fo:font-size="10pt" fo:language="en" fo:country="GB" fo:font-weight="bold" style:font-name-asian="Garamond" style:font-size-asian="10pt" style:font-weight-asian="bold" style:font-name-complex="Arial" style:font-size-complex="10pt"/>
    </style:style>
    <style:style style:name="T41" style:family="text">
      <style:text-properties style:use-window-font-color="true" loext:opacity="0%" fo:font-size="10pt" fo:language="en" fo:country="GB" style:font-name-asian="Garamond" style:font-size-asian="10pt" style:font-name-complex="Arial" style:font-size-complex="10pt"/>
    </style:style>
    <style:style style:name="T42" style:family="text">
      <style:text-properties style:use-window-font-color="true" loext:opacity="0%" fo:font-size="10pt" fo:language="en" fo:country="GB" officeooo:rsid="00a6b90f" style:font-name-asian="Garamond" style:font-size-asian="10pt" style:font-name-complex="Arial" style:font-size-complex="10pt"/>
    </style:style>
    <style:style style:name="T43" style:family="text">
      <style:text-properties style:use-window-font-color="true" loext:opacity="0%" fo:font-size="10pt" fo:language="en" fo:country="GB" fo:font-style="italic" style:font-name-asian="Garamond" style:font-size-asian="10pt" style:font-style-asian="italic" style:font-name-complex="Arial" style:font-size-complex="10pt"/>
    </style:style>
    <style:style style:name="T44" style:family="text">
      <style:text-properties fo:color="#666666" loext:opacity="100%" fo:language="en" fo:country="GB" fo:font-style="normal" officeooo:rsid="029ce6fd" style:font-style-asian="normal" style:font-name-complex="Arial" style:font-style-complex="normal"/>
    </style:style>
    <style:style style:name="T45" style:family="text">
      <style:text-properties fo:color="#666666" loext:opacity="100%" fo:language="en" fo:country="GB" fo:font-style="italic" fo:font-weight="normal" officeooo:rsid="023c13ad" style:font-style-asian="italic" style:font-weight-asian="normal" style:font-name-complex="Arial" style:font-style-complex="italic" style:font-weight-complex="normal"/>
    </style:style>
    <style:style style:name="T46" style:family="text">
      <style:text-properties fo:color="#3465a4" loext:opacity="100%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6c165d"/>
    </style:style>
    <style:style style:name="T49" style:family="text">
      <style:text-properties officeooo:rsid="00a90de4"/>
    </style:style>
    <style:style style:name="T50" style:family="text">
      <style:text-properties fo:color="#00000a" loext:opacity="100%" style:font-name="Garamond" fo:font-size="10pt" fo:language="en" fo:country="GB" fo:font-style="normal" style:text-underline-style="none" fo:font-weight="bold" officeooo:rsid="012d6f46" style:font-family-asian="'Nimbus Roman No9 L', 'Times New Roman'" style:font-pitch-asian="variable" style:font-size-asian="10pt" style:font-style-asian="normal" style:font-weight-asian="bold" style:font-name-complex="Arial" style:font-size-complex="10pt" style:font-style-complex="normal" style:font-weight-complex="bold"/>
    </style:style>
    <style:style style:name="T51" style:family="text">
      <style:text-properties fo:color="#00000a" loext:opacity="100%" style:font-name="Garamond" fo:font-size="10pt" fo:language="en" fo:country="GB" style:text-underline-style="none" fo:font-weight="normal" officeooo:rsid="012d6f46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2" style:family="text">
      <style:text-properties fo:color="#00000a" loext:opacity="100%" style:font-name="Garamond" fo:font-size="10pt" fo:language="en" fo:country="GB" style:text-underline-style="none" fo:font-weight="normal" officeooo:rsid="0093fdf2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3" style:family="text">
      <style:text-properties fo:color="#00000a" loext:opacity="100%" style:font-name="Garamond" fo:font-size="10pt" fo:language="en" fo:country="GB" style:text-underline-style="none" fo:font-weight="normal" officeooo:rsid="0095708f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4" style:family="text">
      <style:text-properties fo:color="#00000a" loext:opacity="100%" style:text-position="super 58%" style:font-name="Garamond" fo:font-size="10pt" fo:language="en" fo:country="GB" style:text-underline-style="none" fo:font-weight="normal" officeooo:rsid="0095708f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5" style:family="text">
      <style:text-properties fo:color="#00000a" loext:opacity="100%" style:font-name="Garamond" fo:font-size="10pt" fo:language="en" fo:country="GB" style:text-underline-style="none" fo:font-weight="normal" officeooo:rsid="0097028a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6" style:family="text">
      <style:text-properties fo:color="#00000a" loext:opacity="100%" style:font-name="Garamond" fo:font-size="10pt" fo:language="en" fo:country="GB" style:text-underline-style="none" fo:font-weight="bold" officeooo:rsid="0097028a" style:font-family-asian="'Nimbus Roman No9 L', 'Times New Roman'" style:font-pitch-asian="variable" style:font-size-asian="10pt" style:font-weight-asian="bold" style:font-name-complex="Arial" style:font-size-complex="10pt" style:font-weight-complex="bold"/>
    </style:style>
    <style:style style:name="T57" style:family="text">
      <style:text-properties fo:color="#00000a" loext:opacity="100%" style:font-name="Garamond" fo:font-size="10pt" fo:language="en" fo:country="GB" style:text-underline-style="none" fo:font-weight="bold" officeooo:rsid="012d6f46" style:font-family-asian="'Nimbus Roman No9 L', 'Times New Roman'" style:font-pitch-asian="variable" style:font-size-asian="10pt" style:font-weight-asian="bold" style:font-name-complex="Arial" style:font-size-complex="10pt" style:font-weight-complex="bold"/>
    </style:style>
    <style:style style:name="T58" style:family="text">
      <style:text-properties fo:color="#00000a" loext:opacity="100%" style:font-name="Garamond" fo:font-size="10pt" fo:language="en" fo:country="GB" style:text-underline-style="none" fo:font-weight="normal" officeooo:rsid="03b3c594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59" style:family="text">
      <style:text-properties style:font-name="Garamond" fo:font-size="10pt" fo:language="en" fo:country="GB" style:text-underline-style="none" fo:font-weight="normal" officeooo:rsid="012d6f46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0" style:family="text">
      <style:text-properties style:font-name="Garamond" fo:font-size="10pt" fo:language="en" fo:country="GB" style:text-underline-style="none" fo:font-weight="normal" officeooo:rsid="00090573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1" style:family="text">
      <style:text-properties style:font-name="Garamond" fo:font-size="10pt" fo:language="en" fo:country="GB" style:text-underline-style="none" fo:font-weight="normal" officeooo:rsid="000afb35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2" style:family="text">
      <style:text-properties style:font-name="Garamond" fo:font-size="10pt" fo:language="en" fo:country="GB" style:text-underline-style="none" fo:font-weight="normal" officeooo:rsid="003f292b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3" style:family="text">
      <style:text-properties style:font-name="Garamond" fo:font-size="10pt" fo:language="en" fo:country="GB" style:text-underline-style="none" fo:font-weight="bold" officeooo:rsid="003f292b" style:font-family-asian="'Nimbus Roman No9 L', 'Times New Roman'" style:font-pitch-asian="variable" style:font-size-asian="10pt" style:font-weight-asian="bold" style:font-name-complex="Arial" style:font-size-complex="10pt" style:font-weight-complex="bold"/>
    </style:style>
    <style:style style:name="T64" style:family="text">
      <style:text-properties fo:color="#000000" loext:opacity="100%" style:font-name="Garamond" fo:font-size="10pt" fo:language="en" fo:country="GB" style:text-underline-style="none" fo:font-weight="bold" officeooo:rsid="037b9536" style:font-family-asian="'Nimbus Roman No9 L', 'Times New Roman'" style:font-pitch-asian="variable" style:font-size-asian="10pt" style:font-weight-asian="bold" style:font-name-complex="Arial" style:font-size-complex="10pt" style:font-weight-complex="bold"/>
    </style:style>
    <style:style style:name="T65" style:family="text">
      <style:text-properties style:use-window-font-color="true" loext:opacity="0%" style:font-name="Garamond" fo:font-size="10pt" fo:language="en" fo:country="GB" fo:font-weight="normal" officeooo:rsid="003c5ce1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6" style:family="text">
      <style:text-properties fo:color="#000000" loext:opacity="100%" style:font-name="Garamond" fo:font-size="10pt" fo:language="en" fo:country="GB" style:text-underline-style="none" fo:font-weight="normal" officeooo:rsid="037b9536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7" style:family="text">
      <style:text-properties style:use-window-font-color="true" loext:opacity="0%" style:font-name="Garamond" fo:font-size="10pt" fo:language="en" fo:country="GB" style:text-underline-style="none" fo:font-weight="normal" officeooo:rsid="0053d573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8" style:family="text">
      <style:text-properties style:use-window-font-color="true" loext:opacity="0%" style:font-name="Garamond" fo:font-size="10pt" fo:language="en" fo:country="GB" style:text-underline-style="none" fo:font-weight="normal" officeooo:rsid="01270bf6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69" style:family="text">
      <style:text-properties style:use-window-font-color="true" loext:opacity="0%" style:font-name="Garamond" fo:font-size="10pt" fo:language="en" fo:country="GB" style:text-underline-style="none" fo:font-weight="normal" officeooo:rsid="0127af57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70" style:family="text">
      <style:text-properties style:use-window-font-color="true" loext:opacity="0%" style:font-name="Garamond" fo:font-size="10pt" fo:language="en" fo:country="GB" style:text-underline-style="none" fo:font-weight="normal" officeooo:rsid="012d6f46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71" style:family="text">
      <style:text-properties style:use-window-font-color="true" loext:opacity="0%" style:font-name="Garamond" fo:font-size="10pt" fo:language="en" fo:country="GB" fo:font-weight="normal" officeooo:rsid="003f292b" style:font-family-asian="'Nimbus Roman No9 L', 'Times New Roman'" style:font-pitch-asian="variable" style:font-size-asian="10pt" style:font-weight-asian="normal" style:font-name-complex="Arial" style:font-size-complex="10pt" style:font-weight-complex="normal"/>
    </style:style>
    <style:style style:name="T72" style:family="text">
      <style:text-properties style:use-window-font-color="true" loext:opacity="0%" style:font-name="Garamond" fo:font-size="10pt" fo:language="en" fo:country="GB" fo:font-weight="bold" officeooo:rsid="003f292b" style:font-family-asian="'Nimbus Roman No9 L', 'Times New Roman'" style:font-pitch-asian="variable" style:font-size-asian="10pt" style:font-weight-asian="bold" style:font-name-complex="Arial" style:font-size-complex="10pt" style:font-weight-complex="bold"/>
    </style:style>
    <style:style style:name="T73" style:family="text">
      <style:text-properties style:use-window-font-color="true" loext:opacity="0%" fo:language="en" fo:country="US" style:text-underline-style="none" fo:font-weight="bold" officeooo:rsid="037ad9de" style:letter-kerning="true" style:font-family-asian="'Noto Sans CJK SC Regular', 'Times New Roman'" style:font-pitch-asian="variable" style:language-asian="zh" style:country-asian="CN" style:font-weight-asian="bold" style:font-family-complex="FreeSans, 'Times New Roman'" style:font-pitch-complex="variable" style:language-complex="hi" style:country-complex="IN" style:font-weight-complex="bold"/>
    </style:style>
    <style:style style:name="T74" style:family="text">
      <style:text-properties style:use-window-font-color="true" loext:opacity="0%" fo:language="en" fo:country="US" style:text-underline-style="none" fo:font-weight="normal" officeooo:rsid="00a90de4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75" style:family="text">
      <style:text-properties style:use-window-font-color="true" loext:opacity="0%" fo:language="en" fo:country="US" style:text-underline-style="none" fo:font-weight="normal" officeooo:rsid="037ad9de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76" style:family="text">
      <style:text-properties style:use-window-font-color="true" loext:opacity="0%" fo:language="en" fo:country="US" fo:font-weight="normal" officeooo:rsid="03970436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77" style:family="text">
      <style:text-properties style:use-window-font-color="true" loext:opacity="0%" fo:language="en" fo:country="US" fo:font-weight="normal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78" style:family="text">
      <style:text-properties style:use-window-font-color="true" loext:opacity="0%" fo:language="en" fo:country="US" fo:font-weight="bold" style:letter-kerning="true" style:font-family-asian="'Noto Sans CJK SC Regular', 'Times New Roman'" style:font-pitch-asian="variable" style:language-asian="zh" style:country-asian="CN" style:font-weight-asian="bold" style:font-family-complex="FreeSans, 'Times New Roman'" style:font-pitch-complex="variable" style:language-complex="hi" style:country-complex="IN" style:font-weight-complex="bold"/>
    </style:style>
    <style:style style:name="T79" style:family="text">
      <style:text-properties fo:language="en" fo:country="GB" fo:font-style="normal" style:text-underline-style="none" fo:font-weight="bold" officeooo:rsid="037ad9de" style:font-family-asian="'Ubuntu Light', 'Times New Roman'" style:font-pitch-asian="variable" style:language-asian="ar" style:country-asian="SA" style:font-style-asian="normal" style:font-weight-asian="bold" style:font-name-complex="Arial" style:font-style-complex="normal" style:font-weight-complex="bold"/>
    </style:style>
    <style:style style:name="T80" style:family="text">
      <style:text-properties fo:language="en" fo:country="GB" fo:font-style="normal" officeooo:rsid="037ad9de" style:font-family-asian="'Ubuntu Light', 'Times New Roman'" style:font-pitch-asian="variable" style:language-asian="ar" style:country-asian="SA" style:font-style-asian="normal" style:font-name-complex="Arial" style:font-style-complex="normal"/>
    </style:style>
    <style:style style:name="T81" style:family="text">
      <style:text-properties fo:language="en" fo:country="GB" fo:font-style="normal" officeooo:rsid="03939e3a" style:font-family-asian="'Ubuntu Light', 'Times New Roman'" style:font-pitch-asian="variable" style:language-asian="ar" style:country-asian="SA" style:font-style-asian="normal" style:font-name-complex="Arial" style:font-style-complex="normal"/>
    </style:style>
    <style:style style:name="T82" style:family="text">
      <style:text-properties fo:language="en" fo:country="GB" fo:font-style="normal" style:font-family-asian="'Ubuntu Light', 'Times New Roman'" style:font-pitch-asian="variable" style:language-asian="ar" style:country-asian="SA" style:font-style-asian="normal" style:font-name-complex="Arial" style:font-style-complex="normal"/>
    </style:style>
    <style:style style:name="T83" style:family="text">
      <style:text-properties fo:language="en" fo:country="GB" fo:font-style="normal" fo:font-weight="bold" style:font-family-asian="'Ubuntu Light', 'Times New Roman'" style:font-pitch-asian="variable" style:language-asian="ar" style:country-asian="SA" style:font-style-asian="normal" style:font-weight-asian="bold" style:font-name-complex="Arial" style:font-style-complex="normal" style:font-weight-complex="bold"/>
    </style:style>
    <style:style style:name="T84" style:family="text">
      <style:text-properties style:use-window-font-color="true" loext:opacity="0%" style:text-position="0% 100%" fo:language="en" fo:country="US" style:text-underline-style="none" fo:font-weight="bold" officeooo:rsid="00c7a68c" style:letter-kerning="true" style:font-family-asian="'Noto Sans CJK SC Regular', 'Times New Roman'" style:font-pitch-asian="variable" style:language-asian="zh" style:country-asian="CN" style:font-weight-asian="bold" style:font-family-complex="FreeSans, 'Times New Roman'" style:font-pitch-complex="variable" style:language-complex="hi" style:country-complex="IN" style:font-weight-complex="bold"/>
    </style:style>
    <style:style style:name="T85" style:family="text">
      <style:text-properties style:use-window-font-color="true" loext:opacity="0%" style:text-position="0% 100%" fo:language="en" fo:country="US" fo:font-weight="normal" officeooo:rsid="00c7a68c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86" style:family="text">
      <style:text-properties style:use-window-font-color="true" loext:opacity="0%" style:text-position="0% 100%" fo:language="en" fo:country="US" fo:font-weight="normal" officeooo:rsid="02ec5aa4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87" style:family="text">
      <style:text-properties style:use-window-font-color="true" loext:opacity="0%" style:text-position="0% 100%" fo:language="en" fo:country="US" fo:font-weight="normal" officeooo:rsid="03a2284f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88" style:family="text">
      <style:text-properties style:use-window-font-color="true" loext:opacity="0%" style:text-position="0% 100%" fo:language="en" fo:country="US" fo:font-style="normal" fo:font-weight="normal" officeooo:rsid="00c7a68c" style:letter-kerning="true" style:font-family-asian="'Noto Sans CJK SC Regular', 'Times New Roman'" style:font-pitch-asian="variable" style:language-asian="zh" style:country-asian="CN" style:font-style-asian="normal" style:font-weight-asian="normal" style:font-family-complex="FreeSans, 'Times New Roman'" style:font-pitch-complex="variable" style:language-complex="hi" style:country-complex="IN" style:font-style-complex="normal" style:font-weight-complex="normal"/>
    </style:style>
    <style:style style:name="T89" style:family="text">
      <style:text-properties style:use-window-font-color="true" loext:opacity="0%" style:text-position="0% 100%" fo:language="en" fo:country="US" fo:font-weight="normal" officeooo:rsid="03bc10ea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90" style:family="text">
      <style:text-properties style:use-window-font-color="true" loext:opacity="0%" style:text-position="0% 100%" fo:language="en" fo:country="US" fo:font-weight="normal" officeooo:rsid="03bb61b2" style:letter-kerning="true" style:font-family-asian="'Noto Sans CJK SC Regular', 'Times New Roman'" style:font-pitch-asian="variable" style:language-asian="zh" style:country-asian="CN" style:font-weight-asian="normal" style:font-family-complex="FreeSans, 'Times New Roman'" style:font-pitch-complex="variable" style:language-complex="hi" style:country-complex="IN" style:font-weight-complex="normal"/>
    </style:style>
    <style:style style:name="T91" style:family="text">
      <style:text-properties style:use-window-font-color="true" loext:opacity="0%" style:text-position="0% 100%" fo:language="en" fo:country="US" fo:font-weight="bold" officeooo:rsid="00c7a68c" style:letter-kerning="true" style:font-family-asian="'Noto Sans CJK SC Regular', 'Times New Roman'" style:font-pitch-asian="variable" style:language-asian="zh" style:country-asian="CN" style:font-weight-asian="bold" style:font-family-complex="FreeSans, 'Times New Roman'" style:font-pitch-complex="variable" style:language-complex="hi" style:country-complex="IN" style:font-weight-complex="bold"/>
    </style:style>
    <style:style style:name="T92" style:family="text">
      <style:text-properties fo:color="#00000a" loext:opacity="100%" style:font-name="Garamond" fo:font-size="10pt" fo:language="en" fo:country="GB" style:text-underline-style="none" fo:font-weight="bold" officeooo:rsid="037ad9de" style:letter-kerning="true" style:font-family-asian="'Nimbus Roman No9 L', 'Times New Roman'" style:font-pitch-asian="variable" style:font-size-asian="10pt" style:language-asian="zh" style:country-asian="CN" style:font-weight-asian="bold" style:font-name-complex="Arial" style:font-size-complex="10pt" style:language-complex="hi" style:country-complex="IN" style:font-weight-complex="bold"/>
    </style:style>
    <style:style style:name="T93" style:family="text">
      <style:text-properties fo:color="#00000a" loext:opacity="100%" style:font-name="Garamond" fo:font-size="10pt" fo:language="en" fo:country="GB" fo:font-weight="normal" officeooo:rsid="037ad9de" style:letter-kerning="true" style:font-family-asian="'Nimbus Roman No9 L', 'Times New Roman'" style:font-pitch-asian="variable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T94" style:family="text">
      <style:text-properties fo:color="#00000a" loext:opacity="100%" style:font-name="Garamond" fo:font-size="10pt" fo:language="en" fo:country="GB" fo:font-weight="normal" officeooo:rsid="039d4ee0" style:letter-kerning="true" style:font-family-asian="'Nimbus Roman No9 L', 'Times New Roman'" style:font-pitch-asian="variable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T95" style:family="text">
      <style:text-properties fo:color="#00000a" loext:opacity="100%" style:font-name="Garamond" fo:font-size="10pt" fo:language="en" fo:country="GB" fo:font-weight="normal" style:letter-kerning="true" style:font-family-asian="'Nimbus Roman No9 L', 'Times New Roman'" style:font-pitch-asian="variable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T96" style:family="text">
      <style:text-properties fo:color="#00000a" loext:opacity="100%" style:font-name="Garamond" fo:font-size="10pt" fo:language="en" fo:country="GB" fo:font-style="italic" fo:font-weight="normal" style:letter-kerning="true" style:font-family-asian="'Nimbus Roman No9 L', 'Times New Roman'" style:font-pitch-asian="variable" style:font-size-asian="10pt" style:language-asian="zh" style:country-asian="CN" style:font-style-asian="italic" style:font-weight-asian="normal" style:font-name-complex="Arial" style:font-size-complex="10pt" style:language-complex="hi" style:country-complex="IN" style:font-weight-complex="normal"/>
    </style:style>
    <style:style style:name="T97" style:family="text">
      <style:text-properties style:use-window-font-color="true" loext:opacity="0%" style:text-position="0% 100%" style:font-name="Garamond" fo:font-size="10pt" fo:language="en" fo:country="US" fo:font-weight="normal" officeooo:rsid="03bc10ea" style:letter-kerning="true" style:font-family-asian="'Noto Sans CJK SC Regular', 'Times New Roman'" style:font-pitch-asian="variable" style:font-size-asian="10pt" style:language-asian="zh" style:country-asian="CN" style:font-weight-asian="normal" style:font-family-complex="FreeSans, 'Times New Roman'" style:font-pitch-complex="variable" style:font-size-complex="10pt" style:language-complex="hi" style:country-complex="IN" style:font-weight-complex="normal"/>
    </style:style>
    <style:style style:name="T98" style:family="text">
      <style:text-properties style:use-window-font-color="true" loext:opacity="0%" style:text-position="0% 100%" style:font-name="Garamond" fo:font-size="10pt" fo:language="en" fo:country="US" fo:font-weight="normal" officeooo:rsid="03bb61b2" style:letter-kerning="true" style:font-family-asian="'Noto Sans CJK SC Regular', 'Times New Roman'" style:font-pitch-asian="variable" style:font-size-asian="10pt" style:language-asian="zh" style:country-asian="CN" style:font-weight-asian="normal" style:font-family-complex="FreeSans, 'Times New Roman'" style:font-pitch-complex="variable" style:font-size-complex="10pt" style:language-complex="hi" style:country-complex="IN" style:font-weight-complex="normal"/>
    </style:style>
    <style:style style:name="T99" style:family="text">
      <style:text-properties fo:color="#00000a" loext:opacity="100%" style:font-name="Garamond" fo:font-size="10pt" fo:language="en" fo:country="GB" fo:font-weight="bold" style:letter-kerning="true" style:font-family-asian="'Nimbus Roman No9 L', 'Times New Roman'" style:font-pitch-asian="variable" style:font-size-asian="10pt" style:language-asian="zh" style:country-asian="CN" style:font-weight-asian="bold" style:font-name-complex="Arial" style:font-size-complex="10pt" style:language-complex="hi" style:country-complex="IN" style:font-weight-complex="bold"/>
    </style:style>
    <style:style style:name="T100" style:family="text">
      <style:text-properties fo:color="#00000a" loext:opacity="100%" style:text-position="0% 100%" style:font-name="Garamond" fo:font-size="10pt" fo:language="en" fo:country="GB" fo:font-style="normal" style:text-underline-style="none" fo:font-weight="bold" officeooo:rsid="012d6f46" style:letter-kerning="true" style:font-family-asian="'Nimbus Roman No9 L', 'Times New Roman'" style:font-pitch-asian="variable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01" style:family="text">
      <style:text-properties fo:color="#00000a" loext:opacity="100%" style:text-position="0% 100%" style:font-name="Garamond" fo:font-size="10pt" fo:language="en" fo:country="GB" fo:font-style="normal" style:text-underline-style="none" fo:font-weight="normal" officeooo:rsid="012d6f46" style:letter-kerning="true" style:font-family-asian="'Nimbus Roman No9 L', 'Times New Roman'" style:font-pitch-asian="variable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2" style:family="text">
      <style:text-properties fo:color="#00000a" loext:opacity="100%" style:text-position="0% 100%" style:font-name="Garamond" fo:font-size="10pt" fo:language="en" fo:country="GB" fo:font-style="normal" style:text-underline-style="none" fo:font-weight="normal" officeooo:rsid="03b3c594" style:letter-kerning="true" style:font-family-asian="'Nimbus Roman No9 L', 'Times New Roman'" style:font-pitch-asian="variable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3" style:family="text">
      <style:text-properties fo:color="#00000a" loext:opacity="100%" style:text-position="0% 100%" style:font-name="Garamond" fo:font-size="10pt" fo:language="en" fo:country="GB" fo:font-style="normal" style:text-underline-style="none" fo:font-weight="normal" officeooo:rsid="03b04442" style:letter-kerning="true" style:font-family-asian="'Nimbus Roman No9 L', 'Times New Roman'" style:font-pitch-asian="variable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4" style:family="text">
      <style:text-properties fo:color="#00000a" loext:opacity="100%" style:text-position="0% 100%" style:font-name="Garamond" fo:font-size="10pt" fo:language="en" fo:country="GB" fo:font-style="normal" style:text-underline-style="none" fo:font-weight="normal" officeooo:rsid="03b25fb2" style:letter-kerning="true" style:font-family-asian="'Nimbus Roman No9 L', 'Times New Roman'" style:font-pitch-asian="variable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urriculum Vitae</text:h>
      <text:p text:style-name="P2"><text:span text:style-name="T1">Isaac Planas-Sitjà </text:span><text:span text:style-name="T2">(</text:span><text:span text:style-name="T3">Ph.D</text:span><text:span text:style-name="T2">)</text:span></text:p>
      <text:p text:style-name="P3"><text:span text:style-name="T4"/></text:p>
      <text:h text:style-name="P4" text:outline-level="3"><text:span text:style-name="T5">1</text:span><text:span text:style-name="T6">. </text:span><text:span text:style-name="T7">Academic career</text:span></text:h>
      <text:h text:style-name="P5" text:outline-level="4"><text:span text:style-name="T8">Current position: </text:span><text:span text:style-name="T9">RIKEN postdoctoral researcher (iTHEMS), </text:span><text:span text:style-name="T10">and </text:span><text:span text:style-name="T11">temporary </text:span><text:span text:style-name="T10">lecturer at the University of Tokyo.</text:span></text:h>
      <text:h text:style-name="P6" text:outline-level="4"><text:span text:style-name="T12">202</text:span><text:span text:style-name="T13">2 – </text:span><text:span text:style-name="T14">2025</text:span><text:span text:style-name="T15"> Assistant Professor at Tokyo Metropolitan University, Graduate School of Science.</text:span></text:h>
      <text:p text:style-name="P7"><text:span text:style-name="T16">2021 – 2022</text:span><text:span text:style-name="T4"> </text:span><text:span text:style-name="T17">Marie Skłodowska-Curie </text:span><text:span text:style-name="T18">Postdoctoral </text:span><text:span text:style-name="T19">Fellow</text:span><text:span text:style-name="T17"> </text:span><text:span text:style-name="T20">at University of Bristol</text:span><text:span text:style-name="T17">. </text:span></text:p>
      <text:p text:style-name="P8"><text:span text:style-name="T16">2020 – 2021 – </text:span><text:span text:style-name="T21">National Geographic Explorer </text:span><text:span text:style-name="T22">(</text:span><text:span text:style-name="T23">NGS-KOR-63712R-19</text:span><text:span text:style-name="T22">) </text:span><text:span text:style-name="T24">and</text:span><text:span text:style-name="T22"> </text:span><text:span text:style-name="T25">v</text:span><text:span text:style-name="T22">isit</text:span><text:span text:style-name="T26">ing</text:span><text:span text:style-name="T22"> </text:span><text:span text:style-name="T27">researcher </text:span><text:span text:style-name="T22">at </text:span><text:span text:style-name="T28">T</text:span><text:span text:style-name="T29">okyo Metropolitan University.</text:span></text:p>
      <text:p text:style-name="P9"><text:span text:style-name="T30">2018 – 2020 – </text:span><text:span text:style-name="T31">JSPS Postdoc researcher </text:span><text:span text:style-name="T32">at T</text:span><text:span text:style-name="T33">okyo Metropolitan University</text:span><text:span text:style-name="T34">.</text:span></text:p>
      <text:p text:style-name="P9"><text:span text:style-name="T16">2017 – 2018 – </text:span><text:span text:style-name="T35"><text:s/></text:span><text:span text:style-name="T36">Temporary </text:span><text:span text:style-name="T37">Research Associate </text:span><text:span text:style-name="T35">on an UE-funded Project, </text:span><text:span text:style-name="T38">Université libre de Bruxelles</text:span><text:span text:style-name="T35">, Belgium.</text:span></text:p>
      <text:p text:style-name="P10"><text:span text:style-name="T39">2015 – 2016 – </text:span><text:span text:style-name="T40">Visiting Researcher</text:span><text:span text:style-name="T41"> </text:span><text:span text:style-name="T42">at</text:span><text:span text:style-name="T43"> </text:span><text:span text:style-name="T41">University of Pennsylvania, USA.</text:span></text:p>
      <text:p text:style-name="P11"><text:span text:style-name="T16">2013 – 2017</text:span><text:span text:style-name="T4"><text:tab/></text:span><text:span text:style-name="T1">PhD </text:span><text:span text:style-name="T4">in Science. Université libre de Bruxelles, Belgium</text:span><text:span text:style-name="T44">.</text:span></text:p>
      <text:p text:style-name="P12"><text:span text:style-name="T16">2010-2011</text:span><text:span text:style-name="T4"><text:tab/></text:span><text:span text:style-name="T1">MSc</text:span><text:span text:style-name="T4"> in Biodiversity. Universitat de Barcelona, Spain</text:span><text:span text:style-name="T45">.</text:span></text:p>
      <text:p text:style-name="P12"><text:span text:style-name="T46">2005-2009</text:span><text:tab/><text:span text:style-name="T47">BSc</text:span> in Biology. Universitat de Girona, Spain (<text:span text:style-name="T7">with internship at Université Toulouse III – Paul Sabaiter</text:span>).</text:p>
      <text:h text:style-name="P4" text:outline-level="3"><text:span text:style-name="T7">2</text:span><text:span text:style-name="T48">. </text:span><text:span text:style-name="T49">Short selection of </text:span><text:span text:style-name="T7">conferences</text:span></text:h>
      <text:p text:style-name="P13"><text:span text:style-name="Èmfasi_20_fort"><text:span text:style-name="T50">Planas-Sitjà I</text:span></text:span><text:span text:style-name="Èmfasi_20_fort"><text:span text:style-name="T51"> </text:span></text:span><text:span text:style-name="Èmfasi_20_fort"><text:span text:style-name="T52">&amp; Ioannou CC (2025). State-behaviour feedbacks between boldness and food intake shape individual escape response in fish. </text:span></text:span><text:span text:style-name="Èmfasi_20_fort"><text:span text:style-name="T53">72</text:span></text:span><text:span text:style-name="Èmfasi_20_fort"><text:span text:style-name="T54">nd</text:span></text:span><text:span text:style-name="Èmfasi_20_fort"><text:span text:style-name="T53"> Annual Meeting of the Ecological Society of Japan, </text:span></text:span><text:span text:style-name="Èmfasi_20_fort"><text:span text:style-name="T55">Sapporo, </text:span></text:span><text:span text:style-name="Èmfasi_20_fort"><text:span text:style-name="T56">Japan</text:span></text:span></text:p>
      <text:p text:style-name="P14"><text:span text:style-name="Èmfasi_20_fort"><text:span text:style-name="T57">Planas-Sitjà I</text:span></text:span><text:span text:style-name="Èmfasi_20_fort"><text:span text:style-name="T51"> </text:span></text:span><text:span text:style-name="Èmfasi_20_fort"><text:span text:style-name="T58">(2024). Exploring the efficiency of collective dynamics in social insects.</text:span></text:span><text:span text:style-name="Èmfasi_20_fort"><text:span text:style-name="T59"> </text:span></text:span><text:span text:style-name="Èmfasi_20_fort"><text:span text:style-name="T60">SWARM 2024: 8th International symposium on swarm behavior and bio-inspired robotics. </text:span></text:span><text:span text:style-name="Èmfasi_20_fort"><text:span text:style-name="T61">Session ‘</text:span></text:span><text:span text:style-name="Èmfasi_20_fort"><text:span text:style-name="T59">Systems Ethology: Toward Elucidating the Design Principles of Animal Behavior’. </text:span></text:span><text:span text:style-name="Èmfasi_20_fort"><text:span text:style-name="T62">Kyoto, </text:span></text:span><text:span text:style-name="Èmfasi_20_fort"><text:span text:style-name="T63">Japan</text:span></text:span></text:p>
      <text:p text:style-name="P15"><text:span text:style-name="Èmfasi_20_fort"><text:span text:style-name="T57">Planas-Sitjà I</text:span></text:span><text:span text:style-name="Èmfasi_20_fort"><text:span text:style-name="T51"> </text:span></text:span><text:span text:style-name="Èmfasi_20_fort"><text:span text:style-name="T58">(2024).</text:span></text:span><text:span text:style-name="Èmfasi_20_fort"><text:span text:style-name="T64"> </text:span></text:span><text:span text:style-name="T65">Functional benefits of behavioural diversity for group performance. </text:span><text:span text:style-name="Èmfasi_20_fort"><text:span text:style-name="T66">International Ethology Conference, </text:span></text:span><text:span text:style-name="Èmfasi_20_fort"><text:span text:style-name="T67">s</text:span></text:span><text:span text:style-name="Èmfasi_20_fort"><text:span text:style-name="T68">ymposium</text:span></text:span><text:span text:style-name="Èmfasi_20_fort"><text:span text:style-name="T69"> ‘</text:span></text:span><text:span text:style-name="Èmfasi_20_fort"><text:span text:style-name="T70">Behavioural diversity: Causes and Consequences’</text:span></text:span><text:span text:style-name="Èmfasi_20_fort"><text:span text:style-name="T66">,</text:span></text:span><text:span text:style-name="T65"> </text:span><text:span text:style-name="T71">Kyoto, </text:span><text:span text:style-name="T72">Japan</text:span></text:p>
      <text:p text:style-name="P16"><text:span text:style-name="T73">Planas-Sitjà I </text:span><text:span text:style-name="T74">&amp; Cronin AL</text:span><text:span text:style-name="T75"> </text:span><text:span text:style-name="T76">(2023). </text:span><text:span text:style-name="T77">Including habitat heterogeneity and competition-colonisation trade-off in a model to predict biodiversity. <text:s/>13th ANeT (International Network for the Study of Asian Ants) Meeting, Kota Kinabalu, Sabah, </text:span><text:span text:style-name="T78">Malaysia</text:span></text:p>
      <text:p text:style-name="P17"><text:span text:style-name="T79">Planas-Sitjà I</text:span><text:span text:style-name="T80">, Calvo-Martín M, Nicolis SC, and Deneubourg JL </text:span><text:span text:style-name="T81">(2019). </text:span><text:span text:style-name="T82">Social interactions and environmental conditions lead to opposite preferences between individuals and groups. ASAB, Konstanz, </text:span><text:span text:style-name="T83">Germany</text:span></text:p>
      <text:p text:style-name="P18"><text:span text:style-name="T84">Planas-Sitjà I</text:span><text:span text:style-name="T85">, Monnin T, Loeuille N and Cronin A</text:span><text:span text:style-name="T86">L </text:span><text:span text:style-name="T87">(2019).</text:span><text:span text:style-name="T85"> </text:span><text:span text:style-name="T88">A spatially-explicit model sheds new light on the evolution of ant reproductive strategies</text:span><text:span text:style-name="T85">. </text:span><text:span text:style-name="T87"><text:s/></text:span><text:span text:style-name="T89">International Unit for the Study of Social Insects –</text:span><text:span text:style-name="T90"> S</text:span><text:span text:style-name="T89">ociété </text:span><text:span text:style-name="T90">F</text:span><text:span text:style-name="T89">rançaise (IUSSI-SF</text:span><text:span text:style-name="T90">)</text:span><text:span text:style-name="T85">, Avignon, </text:span><text:span text:style-name="T91">France</text:span></text:p>
      <text:p text:style-name="P13"><text:soft-page-break/><text:span text:style-name="Èmfasi_20_fort"><text:span text:style-name="T92">Planas-Sitjà I</text:span></text:span><text:span text:style-name="Èmfasi_20_fort"><text:span text:style-name="T93">, Deneubourg JL, Sempo G </text:span></text:span><text:span text:style-name="Èmfasi_20_fort"><text:span text:style-name="T94">(2014).</text:span></text:span><text:span text:style-name="Èmfasi_20_fort"><text:span text:style-name="T95"> </text:span></text:span><text:span text:style-name="T95">Idiosyncrasy effects on collective behaviour in cockroach </text:span><text:span text:style-name="T96">Periplaneta americana.</text:span><text:span text:style-name="T95"> </text:span><text:span text:style-name="Èmfasi_20_fort"><text:span text:style-name="T97">International Unit for the Study of Social Insects (IUSSI</text:span></text:span><text:span text:style-name="Èmfasi_20_fort"><text:span text:style-name="T98">)</text:span></text:span><text:span text:style-name="Èmfasi_20_fort"><text:span text:style-name="T95">, Cairns, </text:span></text:span><text:span text:style-name="Èmfasi_20_fort"><text:span text:style-name="T99">Australia</text:span></text:span></text:p>
      <text:p text:style-name="P19"><text:span text:style-name="Èmfasi_20_fort"><text:span text:style-name="T100">Planas-Sitjà I</text:span></text:span><text:span text:style-name="T101">, Laurent Salazar MO, Deneubourg JL, Sempo G. </text:span><text:span text:style-name="T102">(2015)</text:span><text:span text:style-name="T101"> Personality in the American cockroach: Why bother? </text:span><text:span text:style-name="T103">Colloque national </text:span><text:span text:style-name="T104">of</text:span><text:span text:style-name="T103"> Société française pour l’étude du comportement animal (</text:span><text:span text:style-name="T101">SFECA</text:span><text:span text:style-name="T103">)</text:span><text:span text:style-name="T101">, Strasburg, </text:span><text:span text:style-name="T100">France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aramond" svg:font-family="Garamond" style:font-family-generic="roman"/>
    <style:font-face style:name="Garamond1" svg:font-family="Garamond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99cm" fo:margin-bottom="0.2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26pt solid #808080" text:number-lines="false" text:line-number="0"/>
      <style:text-properties fo:font-size="6pt" style:font-size-asian="6pt" style:font-size-complex="6pt"/>
    </style:style>
    <style:style style:name="Text" style:family="paragraph" style:parent-style-name="Standard" style:default-outline-level="" style:class="extra">
      <style:paragraph-properties fo:margin-left="0cm" fo:margin-right="0cm" fo:text-indent="0.351cm" style:auto-text-indent="false" style:snap-to-layout-grid="false"/>
      <style:text-properties style:font-name-complex="ＭＳ 明朝" style:font-family-complex="'ＭＳ 明朝'" style:font-family-generic-complex="system" style:font-pitch-complex="variable" style:font-size-complex="10pt"/>
    </style:style>
    <style:style style:name="表題1" style:family="paragraph" style:parent-style-name="Text" style:default-outline-level="">
      <style:paragraph-properties fo:text-align="center" style:justify-single-word="false"/>
      <style:text-properties fo:font-size="12pt" fo:font-weight="bold" style:font-name-asian="Times New Roman" style:font-family-asian="'Times New Roman'" style:font-family-generic-asian="system" style:font-pitch-asian="variable" style:font-size-asian="12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arque_20_d_27_annotation" style:display-name="Marque d'annotation" style:family="text">
      <style:text-properties fo:font-size="9pt" style:font-size-asian="9pt" style:font-size-complex="9pt"/>
    </style:style>
    <style:style style:name="Èmfasi_20_fort" style:display-name="Èmfasi fort" style:family="text">
      <style:text-properties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Garamond1" fo:font-family="Garamond" style:font-style-name="Regular" style:font-family-generic="roman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fo:font-variant="normal" fo:text-transform="none" fo:color="#999999" loext:opacity="100%" style:font-name="Garamond" fo:font-size="9pt" fo:letter-spacing="normal" fo:font-style="normal" fo:font-weight="normal" officeooo:paragraph-rsid="000e9d9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1T10:56:21.307649722</meta:creation-date>
    <dc:date>2025-12-06T16:38:07.361112162</dc:date>
    <meta:editing-duration>PT11H18M23S</meta:editing-duration>
    <meta:editing-cycles>155</meta:editing-cycles>
    <meta:generator>LibreOffice/25.2.5.2$Linux_X86_64 LibreOffice_project/520$Build-2</meta:generator>
    <meta:document-statistic meta:table-count="0" meta:image-count="0" meta:object-count="0" meta:page-count="2" meta:paragraph-count="22" meta:word-count="368" meta:character-count="2790" meta:non-whitespace-character-count="2427"/>
  </office:meta>
</office:document-meta>
</file>